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99d" officeooo:paragraph-rsid="0006799d"/>
    </style:style>
    <style:style style:name="P2" style:family="paragraph" style:parent-style-name="Standard">
      <style:text-properties fo:color="#800080" style:font-name="Abyssinica SIL" fo:font-size="16pt" fo:font-style="italic" fo:font-weight="bold" officeooo:rsid="0006799d" officeooo:paragraph-rsid="0006799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06799d" officeooo:paragraph-rsid="0006799d" style:font-size-asian="14pt" style:font-size-complex="14pt"/>
    </style:style>
    <style:style style:name="P4" style:family="paragraph" style:parent-style-name="Standard">
      <style:text-properties fo:font-size="14pt" style:text-underline-style="none" officeooo:rsid="0006799d" officeooo:paragraph-rsid="0006799d" style:font-size-asian="14pt" style:font-size-complex="14pt"/>
    </style:style>
    <style:style style:name="P5" style:family="paragraph" style:parent-style-name="Standard">
      <style:text-properties fo:font-size="15pt" style:text-underline-style="solid" style:text-underline-width="auto" style:text-underline-color="font-color" officeooo:rsid="0006799d" officeooo:paragraph-rsid="0006799d" style:font-size-asian="15pt" style:font-size-complex="15pt"/>
    </style:style>
    <style:style style:name="P6" style:family="paragraph" style:parent-style-name="Text_20_body">
      <style:text-properties style:font-name="Abyssinica SIL" fo:font-size="15pt" style:font-size-asian="15pt" style:font-size-complex="15pt"/>
    </style:style>
    <style:style style:name="P7" style:family="paragraph" style:parent-style-name="Text_20_body">
      <style:text-properties style:font-name="Abyssinica SIL" fo:font-size="15pt" style:text-underline-style="solid" style:text-underline-width="auto" style:text-underline-color="font-color" officeooo:rsid="0007b092" officeooo:paragraph-rsid="0007b092" style:font-size-asian="15pt" style:font-size-complex="15pt"/>
    </style:style>
    <style:style style:name="P8" style:family="paragraph" style:parent-style-name="Text_20_body" style:list-style-name="L1">
      <style:text-properties officeooo:paragraph-rsid="0007b092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3" style:family="text">
      <style:text-properties fo:color="#127622"/>
    </style:style>
    <style:style style:name="T4" style:family="text">
      <style:text-properties fo:color="#00a933"/>
    </style:style>
    <style:style style:name="T5" style:family="text">
      <style:text-properties fo:color="#ff8000"/>
    </style:style>
    <style:style style:name="T6" style:family="text">
      <style:text-properties fo:color="#bf0041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style:text-underline-style="none"/>
    </style:style>
    <style:style style:name="T13" style:family="text">
      <style:text-properties fo:color="#ff0000" style:text-underline-style="none"/>
    </style:style>
    <style:style style:name="T14" style:family="text">
      <style:text-properties fo:color="#ff0000" fo:font-style="italic" style:text-underline-style="none" style:font-style-asian="italic" style:font-style-complex="italic"/>
    </style:style>
    <style:style style:name="T15" style:family="text">
      <style:text-properties fo:color="#ff0000" fo:font-size="16pt" fo:font-style="italic" style:text-underline-style="none" style:font-size-asian="16pt" style:font-style-asian="italic" style:font-size-complex="16pt" style:font-style-complex="italic"/>
    </style:style>
    <style:style style:name="T16" style:family="text">
      <style:text-properties fo:color="#ff0000" fo:font-size="16pt" fo:font-style="italic" style:font-size-asian="16pt" style:font-style-asian="italic" style:font-size-complex="16pt" style:font-style-complex="italic"/>
    </style:style>
    <style:style style:name="T17" style:family="text">
      <style:text-properties fo:color="#ff0000" fo:font-size="16pt" fo:font-style="normal" style:font-size-asian="16pt" style:font-style-asian="normal" style:font-size-complex="16pt" style:font-style-complex="normal"/>
    </style:style>
    <style:style style:name="T18" style:family="text">
      <style:text-properties style:font-name="Abyssinica SIL" fo:font-size="15pt" style:text-underline-style="none" officeooo:rsid="0007b092" style:font-size-asian="15pt" style:font-size-complex="15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W</text:span><text:span text:style-name="T5">E</text:span><text:span text:style-name="T6">B </text:span><text:span text:style-name="T3">PROGRAMMING <text:s/>With HTML , CSS and JavaScript </text:span></text:p>
      <text:p text:style-name="P1"/>
      <text:p text:style-name="P1"><text:s text:c="3"/><text:span text:style-name="T1">CHAPTER 1 </text:span></text:p>
      <text:p text:style-name="P3"/>
      <text:p text:style-name="P5">Section 1.1</text:p>
      <text:p text:style-name="P3"/>
      <text:p text:style-name="P6">Most people say “Web” instead of “World Wide Web,” and we’ll follow that convention. The Web is a collection of documents, called web pages, that are shared (for the most part) by computer users throughout the world. Different types of web pages do different things, but at a minimum, they all display content on computer screens. By“content,”we mean text, pictures, and user input mechanisms like text boxes and buttons.</text:p>
      <text:p text:style-name="P6">Speaking of the Internet, <text:span text:style-name="T10">what is it?</text:span> <text:s text:c="2"/>It’s a collection of several billion computers connected throughout the world. Each web page is stored on one of those computers.</text:p>
      <text:p text:style-name="P7">Section 1.2<text:span text:style-name="T12"> </text:span></text:p>
      <text:p text:style-name="P7"><text:span text:style-name="T12">A </text:span><text:span text:style-name="T16">website</text:span><text:span text:style-name="T12"> is a collection of related web pages that are normally stored on a single web server computer. A </text:span><text:span text:style-name="T16">web server</text:span><text:span text:style-name="T12"> is a computer system that enables users to access web pages stored on the web server’s computer. The term </text:span><text:span text:style-name="T16">“web server”</text:span><text:span text:style-name="T12"> can refer to the web page-accessing software that runs on the computer, or it can refer to the computer itself.</text:span></text:p>
      <text:p text:style-name="P7"><text:span text:style-name="T12">To create a website, you’ll need these things: </text:span></text:p>
      <text:list xml:id="list2951085071" text:style-name="L1">
        <text:list-item>
          <text:p text:style-name="P8"><text:span text:style-name="T18"><text:s/>a text editor <text:s/></text:span></text:p>
        </text:list-item>
        <text:list-item>
          <text:p text:style-name="P8"><text:span text:style-name="T18"><text:s/>an upload/publishing tool,</text:span></text:p>
        </text:list-item>
        <text:list-item>
          <text:p text:style-name="P8"><text:span text:style-name="T18"><text:s/>a web hosting service, </text:span></text:p>
        </text:list-item>
        <text:list-item>
          <text:p text:style-name="P8"><text:span text:style-name="T18"><text:s/>a browser. We’ll describe them in the upcoming paragraphs.</text:span></text:p>
        </text:list-item>
      </text:list>
      <text:p text:style-name="P4"><text:soft-page-break/></text:p>
      <text:p text:style-name="P3"/>
      <text:p text:style-name="P3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5:51:06.951583038</meta:creation-date>
    <dc:date>2022-05-18T16:28:00.361502137</dc:date>
    <meta:editing-duration>PT5M5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12" meta:word-count="205" meta:character-count="1199" meta:non-whitespace-character-count="993"/>
  </office:meta>
</office:document-meta>
</file>